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ce268"/>
    </style:style>
    <style:style style:name="P2" style:family="paragraph" style:parent-style-name="Standard">
      <style:paragraph-properties fo:text-align="center" style:justify-single-word="false"/>
      <style:text-properties officeooo:rsid="001c2ce1"/>
    </style:style>
    <style:style style:name="P3" style:family="paragraph" style:parent-style-name="Standard">
      <style:paragraph-properties fo:text-align="center" style:justify-single-word="false"/>
      <style:text-properties officeooo:rsid="001c2ce1" officeooo:paragraph-rsid="001c2ce1"/>
    </style:style>
    <style:style style:name="P4" style:family="paragraph" style:parent-style-name="Standard">
      <style:paragraph-properties fo:text-align="justify" style:justify-single-word="false"/>
      <style:text-properties officeooo:rsid="001c2ce1" officeooo:paragraph-rsid="001c2ce1"/>
    </style:style>
    <style:style style:name="P5" style:family="paragraph" style:parent-style-name="Standard">
      <style:paragraph-properties fo:text-align="justify" style:justify-single-word="false"/>
      <style:text-properties officeooo:rsid="001ce268" officeooo:paragraph-rsid="001ce268"/>
    </style:style>
    <style:style style:name="P6" style:family="paragraph" style:parent-style-name="Standard">
      <style:paragraph-properties fo:text-align="start" style:justify-single-word="false"/>
      <style:text-properties officeooo:rsid="002253b2" officeooo:paragraph-rsid="002253b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f3635" officeooo:paragraph-rsid="001f3635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3071a3" officeooo:paragraph-rsid="003071a3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3071a3" officeooo:paragraph-rsid="003071a3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54291" officeooo:paragraph-rsid="00254291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31f1c9" officeooo:paragraph-rsid="0031f1c9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e3c6a" officeooo:paragraph-rsid="003071a3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31f83f" officeooo:paragraph-rsid="0031f83f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31f83f" officeooo:paragraph-rsid="0032365f"/>
    </style:style>
    <style:style style:name="P15" style:family="paragraph" style:parent-style-name="Standard" style:list-style-name="L3">
      <style:paragraph-properties fo:text-align="justify" style:justify-single-word="false"/>
      <style:text-properties officeooo:rsid="002253b2" officeooo:paragraph-rsid="002253b2"/>
    </style:style>
    <style:style style:name="P16" style:family="paragraph" style:parent-style-name="Standard" style:list-style-name="L3">
      <style:paragraph-properties fo:text-align="justify" style:justify-single-word="false"/>
      <style:text-properties officeooo:rsid="002253b2" officeooo:paragraph-rsid="0022fe36"/>
    </style:style>
    <style:style style:name="P17" style:family="paragraph" style:parent-style-name="Standard" style:list-style-name="L3">
      <style:paragraph-properties fo:text-align="justify" style:justify-single-word="false"/>
      <style:text-properties officeooo:rsid="0022fe36" officeooo:paragraph-rsid="0022fe36"/>
    </style:style>
    <style:style style:name="P18" style:family="paragraph" style:parent-style-name="Heading_20_1">
      <style:paragraph-properties fo:text-align="center" style:justify-single-word="false"/>
      <style:text-properties officeooo:rsid="001c2ce1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3">
      <style:paragraph-properties fo:text-align="justify" style:justify-single-word="false"/>
      <style:text-properties officeooo:rsid="001f3635"/>
    </style:style>
    <style:style style:name="P21" style:family="paragraph" style:parent-style-name="Heading_20_3">
      <style:paragraph-properties fo:text-align="justify" style:justify-single-word="false"/>
      <style:text-properties officeooo:rsid="002253b2"/>
    </style:style>
    <style:style style:name="T1" style:family="text">
      <style:text-properties officeooo:rsid="001ce268"/>
    </style:style>
    <style:style style:name="T2" style:family="text">
      <style:text-properties officeooo:rsid="001f3635"/>
    </style:style>
    <style:style style:name="T3" style:family="text">
      <style:text-properties officeooo:rsid="002a64cc"/>
    </style:style>
    <style:style style:name="T4" style:family="text">
      <style:text-properties officeooo:rsid="002deff4"/>
    </style:style>
    <style:style style:name="T5" style:family="text">
      <style:text-properties officeooo:rsid="002f0a28"/>
    </style:style>
    <style:style style:name="T6" style:family="text">
      <style:text-properties officeooo:rsid="003071a3"/>
    </style:style>
    <style:style style:name="T7" style:family="text">
      <style:text-properties officeooo:rsid="00312f05"/>
    </style:style>
    <style:style style:name="T8" style:family="text">
      <style:text-properties officeooo:rsid="00323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rabajo Final</text:h>
      <text:p text:style-name="P2">Taller de construcción de software</text:p>
      <text:p text:style-name="P2">INFO175</text:p>
      <text:p text:style-name="P3">Fecha de entrega: Lunes 15 de Julio de 2013</text:p>
      <text:p text:style-name="P4"/>
      <text:h text:style-name="P19" text:outline-level="3"><text:span text:style-name="T1">Sistema de administración de </text:span><text:span text:style-name="T5">locales</text:span></text:h>
      <text:p text:style-name="P1"><text:span text:style-name="T1">El modelo de datos adjunto sirve para </text:span><text:span text:style-name="T2">administrar</text:span><text:span text:style-name="T1"> </text:span><text:span text:style-name="T6">los locales y sus empleados que posee una gran compañía nacional. Los locales están asociados a una ciudad y estas a una región del país.</text:span></text:p>
      <text:p text:style-name="P5"/>
      <text:h text:style-name="P20" text:outline-level="3">Requisitos funcionales básicos</text:h>
      <text:list xml:id="list16628501911" text:style-name="L1">
        <text:list-item>
          <text:p text:style-name="P7">Administración de <text:span text:style-name="T6">locales</text:span></text:p>
          <text:list>
            <text:list-item>
              <text:p text:style-name="P7">Mostrar <text:span text:style-name="T6">los locales</text:span><text:span text:style-name="T3"> en una grilla</text:span></text:p>
            </text:list-item>
            <text:list-item>
              <text:p text:style-name="P8">Filtro de locales por ciudad en la grilla</text:p>
            </text:list-item>
            <text:list-item>
              <text:p text:style-name="P8">En la grilla mostrar el número total de empleados para cada local</text:p>
            </text:list-item>
            <text:list-item>
              <text:p text:style-name="P7">Formulario de creación, <text:span text:style-name="T6">este además de lo básico permite crear una lista de empleados</text:span></text:p>
            </text:list-item>
            <text:list-item>
              <text:p text:style-name="P7">Formulario de edición, <text:span text:style-name="T6">permite editar los empleados asociados</text:span></text:p>
            </text:list-item>
            <text:list-item>
              <text:p text:style-name="P7">Eliminar <text:span text:style-name="T6">locales</text:span></text:p>
            </text:list-item>
          </text:list>
        </text:list-item>
        <text:list-item>
          <text:p text:style-name="P10">Validaciones en formularios</text:p>
          <text:list>
            <text:list-item>
              <text:p text:style-name="P10">En l<text:span text:style-name="T4">os </text:span><text:span text:style-name="T6">locales el nombre, la dirección y la ciudad son obligatorios</text:span></text:p>
            </text:list-item>
            <text:list-item>
              <text:p text:style-name="P11">Todos los campos del empleado son obligatorios</text:p>
            </text:list-item>
          </text:list>
        </text:list-item>
      </text:list>
      <text:h text:style-name="P20" text:outline-level="3">Requisitos funcionales adicionales</text:h>
      <text:list xml:id="list90104959" text:style-name="L2">
        <text:list-item>
          <text:p text:style-name="P9">En la grilla mostrar el número de empleados hom<text:span text:style-name="T8">b</text:span>res y el número de mujeres por local</text:p>
        </text:list-item>
        <text:list-item>
          <text:p text:style-name="P9">En la grilla mostrar el total en sueldos de los empleados por local</text:p>
        </text:list-item>
        <text:list-item>
          <text:p text:style-name="P12"><text:span text:style-name="T6">En </text:span><text:span text:style-name="T7">el formulario de creación y edición de locales se debe poder filtrar las ciudades por región antes de seleccionar la que le corresponde al local</text:span></text:p>
        </text:list-item>
        <text:list-item>
          <text:p text:style-name="P13">Cargar todas las regiones y ciudades en el sistema</text:p>
        </text:list-item>
        <text:list-item>
          <text:p text:style-name="P14"><text:span text:style-name="T8">Filtro de locales por región en la grilla de locales</text:span></text:p>
        </text:list-item>
      </text:list>
      <text:h text:style-name="P21" text:outline-level="3">Requisitos tecnológicos</text:h>
      <text:list xml:id="list521057384" text:style-name="L3">
        <text:list-item>
          <text:p text:style-name="P15">Python como lenguaje de programación</text:p>
        </text:list-item>
        <text:list-item>
          <text:p text:style-name="P15">Pyside para la creación de la interfaz de usuario</text:p>
        </text:list-item>
        <text:list-item>
          <text:p text:style-name="P15">Base de datos SQLite</text:p>
        </text:list-item>
        <text:list-item>
          <text:p text:style-name="P17">Utilizar control de versiones con GIT y el serivicio GITHUB como repositorio de sus códigos fuentes</text:p>
        </text:list-item>
        <text:list-item>
          <text:p text:style-name="P16">Generar documentación de código con sphinx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3-06-19T10:10:00</meta:creation-date>
    <dc:date>2013-06-20T09:05:51</dc:date>
    <dc:creator>Cristian </dc:creator>
    <meta:editing-duration>PT1H51M32S</meta:editing-duration>
    <meta:editing-cycles>23</meta:editing-cycles>
    <meta:generator>LibreOffice/3.6$Linux_X86_64 LibreOffice_project/360m1$Build-2</meta:generator>
    <meta:document-statistic meta:table-count="0" meta:image-count="0" meta:object-count="0" meta:page-count="1" meta:paragraph-count="29" meta:word-count="272" meta:character-count="1539" meta:non-whitespace-character-count="1316"/>
  </office:meta>
</office:document-meta>
</file>